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text-properties fo:font-weight="normal" style:font-weight-asian="normal" style:font-weight-complex="normal"/>
    </style:style>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5">
      <style:text-properties fo:font-weight="normal" style:font-weight-asian="normal" style:font-weight-complex="normal"/>
    </style:style>
    <style:style style:name="P11" style:family="paragraph" style:parent-style-name="Standard" style:list-style-name="L6">
      <style:text-properties fo:font-weight="normal" style:font-weight-asian="normal" style:font-weight-complex="normal"/>
    </style:style>
    <style:style style:name="P12" style:family="paragraph" style:parent-style-name="Standard" style:list-style-name="L7">
      <style:text-properties fo:font-weight="normal" style:font-weight-asian="normal" style:font-weight-complex="normal"/>
    </style:style>
    <style:style style:name="P13" style:family="paragraph" style:parent-style-name="Standard" style:list-style-name="L8">
      <style:text-properties fo:font-weight="normal" style:font-weight-asian="normal" style:font-weight-complex="normal"/>
    </style:style>
    <style:style style:name="P14" style:family="paragraph" style:parent-style-name="Standard" style:list-style-name="L9">
      <style:text-properties fo:font-weight="normal" style:font-weight-asian="normal" style:font-weight-complex="normal"/>
    </style:style>
    <style:style style:name="P15" style:family="paragraph" style:parent-style-name="Standard" style:list-style-name="L10">
      <style:text-properties fo:font-weight="normal" style:font-weight-asian="normal" style:font-weight-complex="normal"/>
    </style:style>
    <style:style style:name="P16" style:family="paragraph" style:parent-style-name="Standard" style:list-style-name="L11">
      <style:text-properties fo:font-weight="normal" style:font-weight-asian="normal" style:font-weight-complex="normal"/>
    </style:style>
    <style:style style:name="P17" style:family="paragraph" style:parent-style-name="Standard" style:list-style-name="L12">
      <style:text-properties fo:font-weight="normal" style:font-weight-asian="normal" style:font-weight-complex="normal"/>
    </style:style>
    <style:style style:name="P18" style:family="paragraph" style:parent-style-name="Standard" style:list-style-name="L13">
      <style:text-properties fo:font-weight="normal" style:font-weight-asian="normal" style:font-weight-complex="normal"/>
    </style:style>
    <style:style style:name="P19" style:family="paragraph" style:parent-style-name="Standard" style:list-style-name="L14">
      <style:text-properties fo:font-weight="normal" style:font-weight-asian="normal" style:font-weight-complex="normal"/>
    </style:style>
    <style:style style:name="P20" style:family="paragraph" style:parent-style-name="Standard" style:list-style-name="L15">
      <style:text-properties fo:font-weight="normal" style:font-weight-asian="normal" style:font-weight-complex="normal"/>
    </style:style>
    <style:style style:name="P21" style:family="paragraph" style:parent-style-name="Standard" style:list-style-name="L16">
      <style:text-properties fo:font-weight="normal" style:font-weight-asian="normal" style:font-weight-complex="normal"/>
    </style:style>
    <style:style style:name="P22" style:family="paragraph" style:parent-style-name="Standard" style:list-style-name="L17">
      <style:text-properties fo:font-weight="normal" style:font-weight-asian="normal" style:font-weight-complex="normal"/>
    </style:style>
    <style:style style:name="P23" style:family="paragraph" style:parent-style-name="Standard" style:list-style-name="L18">
      <style:text-properties fo:font-weight="normal" style:font-weight-asian="normal" style:font-weight-complex="normal"/>
    </style:style>
    <style:style style:name="P24" style:family="paragraph" style:parent-style-name="Standard" style:list-style-name="L19">
      <style:text-properties fo:font-weight="normal" style:font-weight-asian="normal" style:font-weight-complex="normal"/>
    </style:style>
    <style:style style:name="P25" style:family="paragraph" style:parent-style-name="Standard" style:list-style-name="L2">
      <style:text-properties fo:font-weight="normal" style:font-weight-asian="normal" style:font-weight-complex="bold"/>
    </style:style>
    <style:style style:name="P26" style:family="paragraph" style:parent-style-name="Standard" style:list-style-name="L2">
      <style:text-properties fo:font-weight="bold" style:font-weight-asian="bold" style:font-weight-complex="bold"/>
    </style:style>
    <style:style style:name="P27" style:family="paragraph" style:parent-style-name="Standard" style:list-style-name="L20">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 WIND Plot</text:p>
      <text:p text:style-name="Standard"/>
      <text:p text:style-name="P1">Re:Wind (Prologue)</text:p>
      <text:list xml:id="list35723896" text:style-name="L1">
        <text:list-item>
          <text:p text:style-name="P6">Scene opens with Rick and Valerie</text:p>
        </text:list-item>
        <text:list-item>
          <text:p text:style-name="P6">Valerie gave Rick a pill </text:p>
        </text:list-item>
        <text:list-item>
          <text:p text:style-name="P6">Rick travels back in time</text:p>
        </text:list-item>
        <text:list-item>
          <text:p text:style-name="P6">He woke up with no recollection and realized that he is late</text:p>
        </text:list-item>
        <text:list-item>
          <text:p text:style-name="P6">Meet up with Erika at college. Both went to the ice cream parlour</text:p>
        </text:list-item>
        <text:list-item>
          <text:p text:style-name="P6">Throughout the event, Eric seems to be disturbed of this feeling that he is forgetting something</text:p>
        </text:list-item>
        <text:list-item>
          <text:p text:style-name="P6">Erika ordered the Double Chocolate Caramel Drizzle Ice Cream (Important plot device)</text:p>
        </text:list-item>
        <text:list-item>
          <text:p text:style-name="P6">Erika brought up the idea of bringing Rick to meet up with her parents but he panicked and declined.</text:p>
        </text:list-item>
        <text:list-item>
          <text:p text:style-name="P6">Erika left to meet up with her parents</text:p>
        </text:list-item>
        <text:list-item>
          <text:p text:style-name="P6">Rick got a queue from the rain and traffic light and recollects his memories from the future. He sprang out and ran out for Erika</text:p>
        </text:list-item>
        <text:list-item>
          <text:p text:style-name="P6">Erika was already hit by a car and lays there dying if not dead</text:p>
        </text:list-item>
      </text:list>
      <text:p text:style-name="P3"/>
      <text:p text:style-name="P1">Re:Wind (Second time)</text:p>
      <text:list xml:id="list35715573" text:style-name="L2">
        <text:list-item>
          <text:p text:style-name="P7">Scene opens with Rick and Valerie</text:p>
        </text:list-item>
        <text:list-item>
          <text:p text:style-name="P7">Valerie explains the inner workings of time travel and the pill</text:p>
        </text:list-item>
        <text:list-item>
          <text:p text:style-name="P7">Rick brought up that cues jump started his memories and Valerie, after her initial surprise, supports his observation</text:p>
        </text:list-item>
        <text:list-item>
          <text:p text:style-name="P7">Rick was transported back in time, again with no recollection of his memories</text:p>
          <text:list>
            <text:list-item>
              <text:p text:style-name="P7">The following choices determines whether or not he jump start his memories (bold choices are the correct choice):</text:p>
              <text:list>
                <text:list-item>
                  <text:p text:style-name="P26">Go on social media<text:span text:style-name="T1">, take a shower straight</text:span></text:p>
                </text:list-item>
                <text:list-item>
                  <text:p text:style-name="P26"><text:span text:style-name="T1">Run for it, </text:span>Slow down and take it easy</text:p>
                </text:list-item>
                <text:list-item>
                  <text:p text:style-name="P26">Cross the street, <text:span text:style-name="T1">Wait</text:span></text:p>
                </text:list-item>
              </text:list>
            </text:list-item>
            <text:list-item>
              <text:p text:style-name="P25">If two or more correct choices were chosen, the second_cycle_fail will be False and the player moves on. If not, it will trigger a second_cycle_fail and the player repeats the whole agenda (With added intro/explanation by Valerie to help the player)</text:p>
            </text:list-item>
          </text:list>
        </text:list-item>
        <text:list-item>
          <text:p text:style-name="P25">Rick meet up with Erika at college. After some bantering, he can bring Erika to two places:</text:p>
          <text:list>
            <text:list-item>
              <text:p text:style-name="P25">The Park (unlocks Re:Think route)</text:p>
            </text:list-item>
            <text:list-item>
              <text:p text:style-name="P25">The Ice Cream Parlour (unlocks Re:Do route)</text:p>
            </text:list-item>
          </text:list>
        </text:list-item>
        <text:list-item>
          <text:p text:style-name="P25">Re:Think pre-route:</text:p>
          <text:list>
            <text:list-item>
              <text:p text:style-name="P25">Rick and Erika went to the park and later, the playground</text:p>
            </text:list-item>
            <text:list-item>
              <text:p text:style-name="P25">Rick can either swing with her or push her swing (Choice doesn't matter)</text:p>
            </text:list-item>
            <text:list-item>
              <text:p text:style-name="P25">After a while, Erika will be a little sentimental as she expresses her worry about losing the fun moments she has. Rick suspects that she knows her eventual fate somehow</text:p>
            </text:list-item>
            <text:list-item>
              <text:p text:style-name="P25">Rick can pick either:</text:p>
              <text:list>
                <text:list-item>
                  <text:p text:style-name="P25">To assure her (unlocks the true ending in the route)</text:p>
                </text:list-item>
                <text:list-item>
                  <text:p text:style-name="P25">To keep quite (unlocks the possible bad ending)</text:p>
                </text:list-item>
              </text:list>
            </text:list-item>
            <text:list-item>
              <text:p text:style-name="P25">Then, she received a call and was about to walk away when Rick stopped her, trying to prevent her eventual fate</text:p>
            </text:list-item>
            <text:list-item>
              <text:p text:style-name="P25">She responded weirdly, hinting her knowledge of her demise, leaving Rick dumbfounded and stunned.</text:p>
            </text:list-item>
            <text:list-item>
              <text:p text:style-name="P25">After a while, Rick came to his senses and ran for Erika. (It was sunny)</text:p>
            </text:list-item>
            <text:list-item>
              <text:p text:style-name="P25">But it was too late as Erika was hit by a truck while pursuing a snatch thief</text:p>
            </text:list-item>
            <text:list-item>
              <text:p text:style-name="P25"><text:soft-page-break/>Eric cried silently in regret and confusion</text:p>
            </text:list-item>
          </text:list>
        </text:list-item>
        <text:list-item>
          <text:p text:style-name="P25">Re:Do pre-route:</text:p>
          <text:list>
            <text:list-item>
              <text:p text:style-name="P25">Rick and Erika went to the ice cream parlour</text:p>
            </text:list-item>
            <text:list-item>
              <text:p text:style-name="P25">After a banter, they decided what ice cream to order, Rick can suggest to Erika to order the Caramel Drizzle ice-cream or to keep quite. (The former unlocks the true ending.)</text:p>
            </text:list-item>
            <text:list-item>
              <text:p text:style-name="P25">Rick noticed the difference in her reaction</text:p>
            </text:list-item>
            <text:list-item>
              <text:p text:style-name="P25">Again when he brought up the idea of meeting her parents</text:p>
            </text:list-item>
            <text:list-item>
              <text:p text:style-name="P25">Erika walked away, noting Rick's odd behavior but he insisted on escorting her to her place</text:p>
            </text:list-item>
            <text:list-item>
              <text:p text:style-name="P25">The weather was drizzling</text:p>
            </text:list-item>
            <text:list-item>
              <text:p text:style-name="P25">Rick was deep in thought when he realized that Erika has a handbag the entire time</text:p>
            </text:list-item>
            <text:list-item>
              <text:p text:style-name="P25">A snatch thief grabs her handbag and sped off</text:p>
            </text:list-item>
            <text:list-item>
              <text:p text:style-name="P25">Erika gives chase but didn't realized the red traffic light</text:p>
            </text:list-item>
            <text:list-item>
              <text:p text:style-name="P25">She was hit by a truck and her demise were gruesome</text:p>
            </text:list-item>
            <text:list-item>
              <text:p text:style-name="P25">Eric was shocked to see the event in front of his own eyes and cried out painfully</text:p>
            </text:list-item>
          </text:list>
        </text:list-item>
      </text:list>
      <text:p text:style-name="P4"/>
      <text:p text:style-name="P1">RE:Think</text:p>
      <text:list xml:id="list35728366" text:style-name="L3">
        <text:list-item>
          <text:p text:style-name="P8">Rick rethinks his actions of preventing Erika's death</text:p>
        </text:list-item>
        <text:list-item>
          <text:p text:style-name="P8">Possible parameters: Valerie's affection points, Reassurance points</text:p>
        </text:list-item>
        <text:list-item>
          <text:p text:style-name="P8">Possible things that could happen</text:p>
          <text:list>
            <text:list-item>
              <text:p text:style-name="P8">Rick can unlock the Brian condition for the true ending</text:p>
            </text:list-item>
            <text:list-item>
              <text:p text:style-name="P8">Rick tries to warn Erika blatantly and was interrupted by a Time Agent who 'eliminates' Rick for breaking the time pact</text:p>
            </text:list-item>
            <text:list-item>
              <text:p text:style-name="P8">(CANCEL)Rick works with Valerie to find a more potent pill that could send him further in time and hopes it will change the time flow more (CANCEL)</text:p>
            </text:list-item>
            <text:list-item>
              <text:p text:style-name="P8">Rick can bring Erika to many other different places only to have her die and die again</text:p>
            </text:list-item>
          </text:list>
        </text:list-item>
      </text:list>
      <text:p text:style-name="P3"/>
      <text:p text:style-name="P1">RE:Do</text:p>
      <text:list xml:id="list35719471" text:style-name="L4">
        <text:list-item>
          <text:p text:style-name="P9">Rick redo his actions to the minute detail in order to replicate the exact timeline until the very last moment</text:p>
        </text:list-item>
        <text:list-item>
          <text:p text:style-name="P9">Possible parameters: Insanity points, Valerie's affection points</text:p>
        </text:list-item>
        <text:list-item>
          <text:p text:style-name="P9">Possible things that could happen</text:p>
          <text:list>
            <text:list-item>
              <text:p text:style-name="P9">He acknowledge the difference in time lines</text:p>
            </text:list-item>
            <text:list-item>
              <text:p text:style-name="P9">He works with Valerie to fix the issue of randomness and get a potent pill to retain his memories</text:p>
            </text:list-item>
            <text:list-item>
              <text:p text:style-name="P9">He can lose his mind if the player fails to figure out the randomness of the timeline</text:p>
            </text:list-item>
            <text:list-item>
              <text:p text:style-name="P9">Eric can prevent Erika's death every time and finally be stopped by a Time Agent who killed Erika because she is not meant to live beyond June 10<text:span text:style-name="T2">th</text:span></text:p>
            </text:list-item>
          </text:list>
        </text:list-item>
      </text:list>
      <text:p text:style-name="P3"/>
      <text:p text:style-name="P1">Parameters:</text:p>
      <text:p text:style-name="P3"><text:tab/></text:p>
      <text:p text:style-name="P1"><text:tab/>Erika</text:p>
      <text:list xml:id="list35728046" text:style-name="L5">
        <text:list-item>
          <text:p text:style-name="P10">Erika's affection and trust towards Rick</text:p>
        </text:list-item>
        <text:list-item>
          <text:p text:style-name="P10">Examples would be reassuring her, knowing her well</text:p>
        </text:list-item>
      </text:list>
      <text:p text:style-name="P1"><text:tab/>Insanity</text:p>
      <text:list xml:id="list35725916" text:style-name="L6">
        <text:list-item>
          <text:p text:style-name="P11">A measurement of Rick's insanity as he relives his girlfriend's death</text:p>
        </text:list-item>
        <text:list-item>
          <text:p text:style-name="P11">Examples would be revisiting her place of death, repeating a time loop, watching more gruesome deaths</text:p>
        </text:list-item>
      </text:list>
      <text:p text:style-name="P3"/>
      <text:p text:style-name="P3"/>
      <text:p text:style-name="P3"><text:soft-page-break/></text:p>
      <text:p text:style-name="P3"><text:tab/><text:span text:style-name="T3">Acceptance</text:span></text:p>
      <text:list xml:id="list35704576" text:style-name="L7">
        <text:list-item>
          <text:p text:style-name="P12">A measurement of Rick's acceptance of his girlfriend's death</text:p>
        </text:list-item>
        <text:list-item>
          <text:p text:style-name="P12">Examples would be reading her premotion letter, researching about the static future,empathizing her happiness prior to her death</text:p>
        </text:list-item>
      </text:list>
      <text:p text:style-name="P3"/>
      <text:p text:style-name="P3"><text:tab/></text:p>
      <text:p text:style-name="P3"><text:tab/><text:span text:style-name="T3">Valerie</text:span></text:p>
      <text:list xml:id="list35706245" text:style-name="L8">
        <text:list-item>
          <text:p text:style-name="P13">A measurement of Valerie's affection points for Rick</text:p>
        </text:list-item>
        <text:list-item>
          <text:p text:style-name="P13">Determines whether or not she would go the extra mile for Rick, ultimately saving him from a Time Agent with her future self</text:p>
        </text:list-item>
        <text:list-item>
          <text:p text:style-name="P13">Examples would be buying her cupcakes, not forcing her to make a better time machine</text:p>
        </text:list-item>
      </text:list>
      <text:p text:style-name="P3"/>
      <text:p text:style-name="P3"><text:tab/><text:span text:style-name="T3">Perserverance</text:span></text:p>
      <text:list xml:id="list35718745" text:style-name="L9">
        <text:list-item>
          <text:p text:style-name="P14">A measurement of Rick's determination to see through Erika's survival</text:p>
        </text:list-item>
        <text:list-item>
          <text:p text:style-name="P14">Can negate the effects of insanity</text:p>
        </text:list-item>
        <text:list-item>
          <text:p text:style-name="P14">Example would be reading on time travel theories, cherishing the time spent together and not listening to others (selfish)</text:p>
        </text:list-item>
      </text:list>
      <text:p text:style-name="P3"/>
      <text:p text:style-name="P3"><text:tab/><text:span text:style-name="T3">Immunity</text:span></text:p>
      <text:list xml:id="list35727778" text:style-name="L10">
        <text:list-item>
          <text:p text:style-name="P15">A special measurement for the RE:START ending</text:p>
        </text:list-item>
        <text:list-item>
          <text:p text:style-name="P15">Determines Rick's immunity to the effects of time travel, allowing him to go back further and further</text:p>
        </text:list-item>
      </text:list>
      <text:p text:style-name="P3"/>
      <text:p text:style-name="P1">Possible Endings</text:p>
      <text:p text:style-name="P1"/>
      <text:p text:style-name="P1">Good:</text:p>
      <text:p text:style-name="P1"><text:tab/>See You In Heaven Ending</text:p>
      <text:list xml:id="list35706283" text:style-name="L11">
        <text:list-item>
          <text:p text:style-name="P16">An ending when Rick accepts the death of Erika but unable to cope a life without her, decides to jump off a building and commit suicide.</text:p>
        </text:list-item>
        <text:list-item>
          <text:p text:style-name="P16">End screen: Rick holding Erika's hand with the background of clouds</text:p>
        </text:list-item>
        <text:list-item>
          <text:p text:style-name="P16">Pre Req: High acceptance, High insanity. RE:THINK</text:p>
        </text:list-item>
      </text:list>
      <text:p text:style-name="P3"/>
      <text:p text:style-name="P3"><text:tab/><text:span text:style-name="T3">RE:START (True ending)</text:span></text:p>
      <text:list xml:id="list35727958" text:style-name="L12">
        <text:list-item>
          <text:p text:style-name="P17">Rick unable to accept the death of Erika and decided to take a risk to start over and try to change the timeline from there. Brian gave him a powerful pill along with an enormous electric shock that would kill him if he is not immune to the effects of it.</text:p>
        </text:list-item>
        <text:list-item>
          <text:p text:style-name="P17">End screen: Rick looked into Erika's eyes for the first time...again</text:p>
        </text:list-item>
        <text:list-item>
          <text:p text:style-name="P17">Pre Req: High perserverance, High immunity, Brian unlocked (Low immunity will cause a bad end where the time machine kills Rick)</text:p>
        </text:list-item>
      </text:list>
      <text:p text:style-name="P3"/>
      <text:p text:style-name="P3"><text:tab/><text:span text:style-name="T3">Farewell, love</text:span></text:p>
      <text:list xml:id="list35721914" text:style-name="L13">
        <text:list-item>
          <text:p text:style-name="P18">Rick, after knowing Erika's premotion and her feeling, accepts her death as it is unavoidable. He made his last date with her as memorable as possible and pour out his heart at her. He didn't even ran to her at the time of her death. He walks away while saying, farewell, love</text:p>
        </text:list-item>
        <text:list-item>
          <text:p text:style-name="P18">End screen: Rick kneeling at Erika's death with flowers</text:p>
        </text:list-item>
        <text:list-item>
          <text:p text:style-name="P18">Pre Req: High acceptance. No other possible routes possible. Re:Think</text:p>
        </text:list-item>
      </text:list>
      <text:p text:style-name="P3"/>
      <text:p text:style-name="P3"><text:tab/><text:span text:style-name="T3">Run Away From Time</text:span></text:p>
      <text:list xml:id="list35722327" text:style-name="L14">
        <text:list-item>
          <text:p text:style-name="P19">Rick, after finding out the anomaly in time and saved Erika from her death on June 10<text:span text:style-name="T2">th</text:span>, invites her to run away with him and into hiding as the Time Agent will try to pursue her to <text:soft-page-break/>kill her to maintain the balance of time.</text:p>
        </text:list-item>
        <text:list-item>
          <text:p text:style-name="P19">End Screen: Rick and Erika, holding hands in a foreign city</text:p>
        </text:list-item>
        <text:list-item>
          <text:p text:style-name="P19">Pre req: Finding out the anomaly in time, High Valerie, High Erika, High perseverance</text:p>
        </text:list-item>
      </text:list>
      <text:p text:style-name="P3"/>
      <text:p text:style-name="P3"><text:tab/><text:span text:style-name="T3">True Grit</text:span></text:p>
      <text:list xml:id="list35706200" text:style-name="L15">
        <text:list-item>
          <text:p text:style-name="P20">Rick decided to keep on travelling back in time although Valerie disapprove of his destructive behavior. Soon, he figured it out</text:p>
        </text:list-item>
        <text:list-item>
          <text:p text:style-name="P20">End Screen: Rick crying after knowing that Erika survived through the night</text:p>
        </text:list-item>
        <text:list-item>
          <text:p text:style-name="P20">Pre req: High perserverance, no other route possible</text:p>
        </text:list-item>
      </text:list>
      <text:p text:style-name="P3"/>
      <text:p text:style-name="P3"/>
      <text:p text:style-name="P3"/>
      <text:p text:style-name="P1">Bad:</text:p>
      <text:p text:style-name="P3"><text:tab/><text:span text:style-name="T3">Broken Mind</text:span></text:p>
      <text:list xml:id="list35724859" text:style-name="L16">
        <text:list-item>
          <text:p text:style-name="P21">Unable to cope with Erika's death and feeling the odds stacked against him, Rick becomes insane as the images of her gruesome death floods his mind</text:p>
        </text:list-item>
        <text:list-item>
          <text:p text:style-name="P21">End screen: Rick's insane expression, shadowed</text:p>
        </text:list-item>
        <text:list-item>
          <text:p text:style-name="P21">Pre Req: RE:DO, unable to figure out the anomaly until insanity reaches all time high</text:p>
        </text:list-item>
      </text:list>
      <text:p text:style-name="P3"/>
      <text:p text:style-name="Standard"><text:span text:style-name="T1"><text:tab/></text:span><text:span text:style-name="T3">The Time Agent</text:span></text:p>
      <text:list xml:id="list35702676" text:style-name="L17">
        <text:list-item>
          <text:p text:style-name="P22">Rick decided to tell Erika of her fate. Soon afterwards, a Time agent appears and shoot Rick in the head and carries Erika away</text:p>
        </text:list-item>
        <text:list-item>
          <text:p text:style-name="P22">End screen: shadow of Time Agent and Erika</text:p>
        </text:list-item>
        <text:list-item>
          <text:p text:style-name="P22">Pre Req: tell Erika of her fate, low Valerie</text:p>
        </text:list-item>
      </text:list>
      <text:p text:style-name="P3"/>
      <text:p text:style-name="P3"><text:tab/><text:span text:style-name="T3">End the Cycle</text:span></text:p>
      <text:list xml:id="list35719297" text:style-name="L18">
        <text:list-item>
          <text:p text:style-name="P23">Rick, knowing that the action of him travelling back in time caused Erika's death to be inevitable no matter what, decided to travel back one last time to destroy the time machine. A shocked Valerie prevented him from doing so. Eric lost his mind and kills Valerie and the time machine, removing the entire timeline where he travelled back in time before preventing Erika's death using his prior knowledge of the past</text:p>
        </text:list-item>
        <text:list-item>
          <text:p text:style-name="P23">End screen: Rick looking at his crime scene before closing the door</text:p>
        </text:list-item>
        <text:list-item>
          <text:p text:style-name="P23">Pre Req: Low Valerie, High insanity</text:p>
        </text:list-item>
      </text:list>
      <text:p text:style-name="P3"/>
      <text:p text:style-name="P3"><text:tab/><text:span text:style-name="T3">Take Me Instead</text:span></text:p>
      <text:list xml:id="list35714051" text:style-name="L19">
        <text:list-item>
          <text:p text:style-name="P24">Rick, knowing the value of Erika's life compared to his, decided to trade her death for his.</text:p>
        </text:list-item>
        <text:list-item>
          <text:p text:style-name="P24">End screen: Erika's crying face as he closes his eyes forever</text:p>
        </text:list-item>
        <text:list-item>
          <text:p text:style-name="P24">Pre Req: High Erika</text:p>
        </text:list-item>
      </text:list>
      <text:p text:style-name="P3"/>
      <text:p text:style-name="P3"/>
      <text:p text:style-name="P1">Title Screen:</text:p>
      <text:list xml:id="list35731216" text:style-name="L20">
        <text:list-item>
          <text:p text:style-name="P27">RE:WIND (1 and 2)</text:p>
        </text:list-item>
        <text:list-item>
          <text:p text:style-name="P27">RE:DO</text:p>
          <text:list>
            <text:list-item>
              <text:p text:style-name="P27">RE:SEARCH</text:p>
            </text:list-item>
            <text:list-item>
              <text:p text:style-name="P27">RE:PAIR</text:p>
            </text:list-item>
          </text:list>
        </text:list-item>
        <text:list-item>
          <text:p text:style-name="P27">RE:THINK</text:p>
          <text:list>
            <text:list-item>
              <text:p text:style-name="P27">RE:IMAGINED</text:p>
            </text:list-item>
            <text:list-item>
              <text:p text:style-name="P27">RE:LIVE</text:p>
            </text:list-item>
          </text:list>
        </text:list-item>
        <text:list-item>
          <text:p text:style-name="P27">RE:START</text:p>
        </text:list-item>
      </text:list>
      <text:p text:style-name="P1"/>
      <text:p text:style-name="P1"><text:soft-page-break/></text:p>
      <text:p text:style-name="P1">ReThink Rant:</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8H47M38S</meta:editing-duration>
    <meta:editing-cycles>25</meta:editing-cycles>
    <meta:generator>OpenOffice.org/3.2$Win32 OpenOffice.org_project/320m12$Build-9483</meta:generator>
    <dc:date>2014-09-16T23:01:21.87</dc:date>
    <meta:document-statistic meta:table-count="0" meta:image-count="0" meta:object-count="0" meta:page-count="5" meta:paragraph-count="139" meta:word-count="1650" meta:character-count="8887"/>
    <meta:user-defined meta:name="Info 1"/>
    <meta:user-defined meta:name="Info 2"/>
    <meta:user-defined meta:name="Info 3"/>
    <meta:user-defined meta:name="Info 4"/>
  </office:meta>
</office:document-meta>
</file>